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805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.746cm"/>
    </style:style>
    <style:style style:name="Table1.A1" style:family="table-cell">
      <style:table-cell-properties style:vertical-align="top" fo:padding="0.176cm" fo:border="0.75pt solid #00000a"/>
    </style:style>
    <style:style style:name="Table2" style:family="table">
      <style:table-properties style:width="4.022cm" fo:margin-left="0cm" table:align="left" style:writing-mode="lr-tb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2.117cm"/>
    </style:style>
    <style:style style:name="Table2.A1" style:family="table-cell">
      <style:table-cell-properties style:vertical-align="top" fo:padding="0.176cm" fo:border="0.75pt solid #00000a"/>
    </style:style>
    <style:style style:name="Table3" style:family="table">
      <style:table-properties style:width="2.831cm" fo:margin-left="0cm" table:align="left" style:writing-mode="lr-tb"/>
    </style:style>
    <style:style style:name="Table3.A" style:family="table-column">
      <style:table-column-properties style:column-width="1.349cm"/>
    </style:style>
    <style:style style:name="Table3.B" style:family="table-column">
      <style:table-column-properties style:column-width="1.482cm"/>
    </style:style>
    <style:style style:name="Table3.A1" style:family="table-cell">
      <style:table-cell-properties style:vertical-align="top" fo:padding="0.176cm" fo:border="0.75pt solid #00000a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6" style:family="paragraph" style:parent-style-name="Standard">
      <style:paragraph-properties fo:line-height="115%" fo:break-before="page" style:writing-mode="lr-tb"/>
    </style:style>
    <style:style style:name="P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line-height="100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sub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officeooo:rsid="00065e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<text:span text:style-name="T1">Week 2</text:span></text:p>
      <text:p text:style-name="P1">1 a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5"><text:span text:style-name="T2">Pr<text:tab/></text:span></text:p>
          </table:table-cell>
        </table:table-row>
        <table:table-row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1/2<text:tab/></text:p>
          </table:table-cell>
        </table:table-row>
        <table:table-row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1/10<text:tab/></text:p>
          </table:table-cell>
        </table:table-row>
        <table:table-row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1/10<text:tab/></text:p>
          </table:table-cell>
        </table:table-row>
        <table:table-row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1/10</text:p>
          </table:table-cell>
        </table:table-row>
        <table:table-row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1/10<text:tab/></text:p>
          </table:table-cell>
        </table:table-row>
        <table:table-row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1/10<text:tab/></text:p>
          </table:table-cell>
        </table:table-row>
      </table:table>
      <text:p text:style-name="P1">b) A={4,5,6}, Pr(A)=3/10 c) B={1,3,5}, Pr(B)=7/10 d) E(X)=2.5, var(X)=3.25</text:p>
      <text:p text:style-name="P1"/>
      <text:p text:style-name="P1">2 a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T2">X</text:span><text:span text:style-name="T3">1</text:span></text:p>
          </table:table-cell>
          <table:table-cell table:style-name="Table2.A1" office:value-type="string">
            <text:p text:style-name="P8">Pr</text:p>
          </table:table-cell>
        </table:table-row>
        <table:table-row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1/8<text:tab/></text:p>
          </table:table-cell>
        </table:table-row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3/8<text:tab/></text:p>
          </table:table-cell>
        </table:table-row>
        <table:table-row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3/8<text:tab/></text:p>
          </table:table-cell>
        </table:table-row>
        <table:table-row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1/8<text:tab/></text:p>
          </table:table-cell>
        </table:table-row>
      </table:table>
      <text:p text:style-name="P1">b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<text:span text:style-name="T2">X</text:span><text:span text:style-name="T3">2</text:span></text:p>
          </table:table-cell>
          <table:table-cell table:style-name="Table3.A1" office:value-type="string">
            <text:p text:style-name="P8">Pr</text:p>
          </table:table-cell>
        </table:table-row>
        <table:table-row>
          <table:table-cell table:style-name="Table3.A1" office:value-type="string">
            <text:p text:style-name="P8">-3</text:p>
          </table:table-cell>
          <table:table-cell table:style-name="Table3.A1" office:value-type="string">
            <text:p text:style-name="P8">1/8</text:p>
          </table:table-cell>
        </table:table-row>
        <table:table-row>
          <table:table-cell table:style-name="Table3.A1" office:value-type="string">
            <text:p text:style-name="P8">-1</text:p>
          </table:table-cell>
          <table:table-cell table:style-name="Table3.A1" office:value-type="string">
            <text:p text:style-name="P8">3/8</text:p>
          </table:table-cell>
        </table:table-row>
        <table:table-row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3/8</text:p>
          </table:table-cell>
        </table:table-row>
        <table:table-row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8">1/8</text:p>
          </table:table-cell>
        </table:table-row>
      </table:table>
      <text:p text:style-name="P1"/>
      <text:p text:style-name="P1">3 a) 1-p b) 1-p c) p(1-p)</text:p>
      <text:p text:style-name="P1">4 Table 3 Var(x)=2.25; Table 4 Var(x)=3.6</text:p>
      <text:p text:style-name="P1"/>
      <text:p text:style-name="P2"/>
      <text:p text:style-name="P6"><text:span text:style-name="T1">Week 3</text:span></text:p>
      <text:p text:style-name="P4">1 a) P(Car|Switch) = 9/10 b) P(Car|Not Switch) = 1/10 c) Yes</text:p>
      <text:p text:style-name="P4">2 a) P(Car|Switch) = 9/80 b) P(Car|Not Switch) = 1/10 c) Yes</text:p>
      <text:p text:style-name="P4"><text:span text:style-name="T4">3</text:span> P(Die|Spin Again) = 1/2, P(Die|Pull without spinning) = 1/3.</text:p>
      <text:p text:style-name="P4"><text:span text:style-name="T4">4</text:span> a) 0.18 b) 0.3 c) No</text:p>
      <text:p text:style-name="P4"><text:span text:style-name="T4">5</text:span> a) E(W)=7.2, E(V)=14.54 b) Var(W) = 7.56, Var(V) = 8.4</text:p>
      <text:p text:style-name="P3"/>
      <text:p text:style-name="P4"><text:span text:style-name="T1">Week 4</text:span></text:p>
      <text:p text:style-name="P4">1 a)1/2 b)5/8 c)2/15 d)9/2 7/2 e)4 f)13/4</text:p>
      <text:p text:style-name="P4">2 a)0.56 0.14 c)0.9864</text:p>
      <text:p text:style-name="P4">3 c)11.0005 0.2864</text:p>
      <text:p text:style-name="P4">4 a)0.8413 b)0.8413 c)0.6326 d)0.2219</text:p>
      <text:p text:style-name="P4">5 a)0.6977</text:p>
      <text:p text:style-name="P4">7 b)0 15 c)f1X=1/15 d)f1X=1/10 e)2/15 f)2/10</text:p>
      <text:p text:style-name="P4">8 The correct answer is A. For each baby, the probability of it being a boy/girl is 0.5. The RV that denotes whether it is a girl (Y=1) or a boy \left(Y=0\right) is therefore Bernoulli with mean 0.5 and variance 0.25. Let X_{1} be the proportion of girls in the small hospital, and X_{2} the proportion of girls in the larger hospital. It is easy to see that E(X_{1})={15*0.5}/{15}=0.5 and var(X_{1})={0.25}/{15}. For the larger hospital, we have E(X_{2})=0.5 and var(X_{2})={0.25}/{45}. So we have two random variable, X_{1} <text:s/>and X_{2}, which have the same mean, but a different variance. We are interested in P\left(X_{k}&gt;0.6\right), which is a question about mass away from the center. </text:p>
      <text:p text:style-name="P4"/>
      <text:p text:style-name="P4"><text:span text:style-name="T1">Week 5</text:span></text:p>
      <text:p text:style-name="P4">1 a) 0.9364 b) 0.1111 c) 0.9999553</text:p>
      <text:p text:style-name="P4">2 DIY</text:p>
      <text:p text:style-name="P4">3 3.8a) [1102.376, 1117.624] 3.13a) [644.1351 , 647.8649]</text:p>
      <text:p text:style-name="P4">4 -</text:p>
      <text:p text:style-name="P4"/>
      <text:p text:style-name="P4"><text:span text:style-name="T1">Week 6</text:span></text:p>
      <text:p text:style-name="P4">1 “Show that” question</text:p>
      <text:p text:style-name="P4">2 179.09, 71.7, 4.57, 6.39, 24.83, 0.85</text:p>
      <text:p text:style-name="P4">3 a) – b-c) “Show that” question d) [46.8%-50.2%]</text:p>
      <text:p text:style-name="P4">4 a) 392.36 b) 23.28</text:p>
      <text:p text:style-name="P4">5 a) 176.39, 156.69, and 192.15 pounds. b) 5.91</text:p>
      <text:p text:style-name="P4"/>
      <text:p text:style-name="P1"><text:span text:style-name="T1">Week 7</text:span></text:p>
      <text:p text:style-name="P1">1 a) - b) $ c) unit-free d) 696.7+9.6*25 e) no g) 696.7+9.6*41.6.</text:p>
      <text:p text:style-name="P1">2 a) Remember that Cov(Rm-Rf,u)=0 and Var(u)&gt;=0 b) Yes c) -</text:p>
      <text:p text:style-name="P1">3 a) - b) no c) expected c.p. change in GPA for a one-unit increase in ACT d) sum=0 e) - f) </text:p>
      <text:p text:style-name="P1">4 a) - b) or that all the Xi are the same!</text:p>
      <text:p text:style-name="P1">5 See hint on website.</text:p>
      <text:p text:style-name="P1"/>
      <text:p text:style-name="P2"/>
      <text:p text:style-name="P6"><text:span text:style-name="T1">Week 8</text:span></text:p>
      <text:p text:style-name="P2"/>
      <text:p text:style-name="P1">1.</text:p>
      <text:p text:style-name="P1">2.</text:p>
      <text:p text:style-name="P1">3.</text:p>
      <text:p text:style-name="P1">4.</text:p>
      <text:p text:style-name="P1">5.</text:p>
      <text:p text:style-name="P1"/>
      <text:p text:style-name="P1"><text:span text:style-name="T1">Week 9</text:span></text:p>
      <text:p text:style-name="P1">1 a)2.12 c)[2.12-1.96*0.36, 2.12+1.96*0.36] d)12.52, 14.64 e)wage=14.64-2.12Female</text:p>
      <text:p text:style-name="P1">2.a)yes 13.9 c)[13.9-2.58*2.5, 13.9+2.58*2.5]</text:p>
      <text:p text:style-name="P1">4. 6.1 0.175588 0.189392 0.192789</text:p>
      <text:p text:style-name="P1"><text:s text:c="4"/>6.2 a)yes 5.46 b)yes 2.64</text:p>
      <text:p text:style-name="P1"><text:s text:c="4"/>6.3 a)yes b)15.67 17.12</text:p>
      <text:p text:style-name="P1"><text:s text:c="4"/>6.4 b)multicollinearity c)0.87</text:p>
      <text:p text:style-name="P1">5. a)0.485 b)0.485+15.6 c)48.8 d)0.73</text:p>
      <text:p text:style-name="P1">8. no. </text:p>
      <text:p text:style-name="P1"/>
      <text:p text:style-name="P1"><text:span text:style-name="T1">Week 10</text:span></text:p>
      <text:p text:style-name="P2"/>
      <text:p text:style-name="P1">1. </text:p>
      <text:p text:style-name="P1">2.</text:p>
      <text:p text:style-name="P1">3.</text:p>
      <text:p text:style-name="P1">4.</text:p>
      <text:p text:style-name="P1">5.</text:p>
      <text:p text:style-name="P2"/>
      <text:p text:style-name="P1"><text:span text:style-name="T1">Week 11</text:span></text:p>
      <text:p text:style-name="P2"/>
      <text:p text:style-name="P1">1.</text:p>
      <text:p text:style-name="P1">2.</text:p>
      <text:p text:style-name="P1">3.</text:p>
      <text:p text:style-name="P1">4.</text:p>
      <text:p text:style-name="P1">5.</text:p>
      <text:p text:style-name="P2"/>
      <text:p text:style-name="P1"><text:span text:style-name="T1">Week 12</text:span></text:p>
      <text:p text:style-name="P2"/>
      <text:p text:style-name="P1">a</text:p>
      <text:p text:style-name="P1">b.</text:p>
      <text:p text:style-name="P1">c</text:p>
      <text:p text:style-name="P1">d.</text:p>
      <text:p text:style-name="P1">e</text:p>
      <text:p text:style-name="P1"/>
      <text:p text:style-name="P1"><text:span text:style-name="T1">Week 13</text:span></text:p>
      <text:p text:style-name="P2"/>
      <text:p text:style-name="P1">1.</text:p>
      <text:p text:style-name="P1">2.</text:p>
      <text:p text:style-name="P1"><text:soft-page-break/>3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meta:editing-cycles>1</meta:editing-cycles>
    <dc:date>2014-08-06T15:52:01.355586776</dc:date>
    <meta:document-statistic meta:table-count="3" meta:image-count="0" meta:object-count="0" meta:page-count="4" meta:paragraph-count="109" meta:word-count="453" meta:character-count="2327" meta:non-whitespace-character-count="1954"/>
  </office:meta>
</office:document-meta>
</file>